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109.27mm"/>
    </style:style>
    <style:style style:name="co3" style:family="table-column">
      <style:table-column-properties fo:break-before="auto" style:column-width="13.18mm"/>
    </style:style>
    <style:style style:name="co4" style:family="table-column">
      <style:table-column-properties fo:break-before="auto" style:column-width="123.75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38.22mm"/>
    </style:style>
    <style:style style:name="co9" style:family="table-column">
      <style:table-column-properties fo:break-before="auto" style:column-width="31.22mm"/>
    </style:style>
    <style:style style:name="co10" style:family="table-column">
      <style:table-column-properties fo:break-before="auto" style:column-width="32.33mm"/>
    </style:style>
    <style:style style:name="ro1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9.39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Aviso">
      <style:table-properties table:display="true" style:writing-mode="lr-tb" tableooo:tab-color="#1e1c11"/>
    </style:style>
    <style:style style:name="ta3" style:family="table" style:master-page-name="PageStyle_5f_Modelo_20_de_20_Cronograma_20_de_20_Projeto">
      <style:table-properties table:display="true" style:writing-mode="lr-tb" tableooo:tab-color="#558ed5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none" style:print-content="true" style:rotation-align="none"/>
    </style:style>
    <style:style style:name="ce3" style:family="table-cell" style:parent-style-name="Default">
      <style:table-cell-properties fo:background-color="#e6cd40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ffffff" style:cell-protect="none" style:print-content="true" fo:border="0.06pt solid #000000" style:rotation-align="none"/>
      <style:text-properties fo:color="#808080"/>
    </style:style>
    <style:style style:name="ce5" style:family="table-cell" style:parent-style-name="Default">
      <style:table-cell-properties fo:background-color="#ffffff" style:cell-protect="none" style:print-content="tru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/>
    </style:style>
    <style:style style:name="ce6" style:family="table-cell" style:parent-style-name="Default">
      <style:table-cell-properties fo:background-color="#ffffff" style:cell-protect="none" style:print-content="true" fo:border="0.06pt solid #000000" style:rotation-align="none"/>
    </style:style>
    <style:style style:name="ce7" style:family="table-cell" style:parent-style-name="Default">
      <style:table-cell-properties style:cell-protect="none" style:print-content="true" fo:border="0.06pt solid #000000"/>
      <style:text-properties fo:color="#808080"/>
    </style:style>
    <style:style style:name="ce8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style:cell-protect="none" style:print-content="true" fo:border="0.06pt solid #000000"/>
    </style:style>
    <style:style style:name="ce12" style:family="table-cell" style:parent-style-name="Default" style:data-style-name="N112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3" style:family="table-cell" style:parent-style-name="Default" style:data-style-name="N112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4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5" style:family="table-cell" style:parent-style-name="Default" style:data-style-name="N30">
      <style:table-cell-properties fo:background-color="#ffffff" style:rotation-align="none"/>
    </style:style>
    <style:style style:name="ce16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7" style:family="table-cell" style:parent-style-name="Default" style:data-style-name="N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30"/>
    <style:style style:name="ce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rotation-align="none"/>
    </style:style>
    <style:style style:name="ce2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2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fo:background-color="#ffffff" style:rotation-align="none"/>
      <style:text-properties fo:color="#808080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ext-properties fo:color="#808080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796b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796b"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o de Cronograma de Projeto" table:style-name="ta3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9"/>
        <table:table-column table:style-name="co9" table:default-cell-style-name="ce10"/>
        <table:table-column table:style-name="co10" table:default-cell-style-name="Default"/>
        <table:table-column table:style-name="co5" table:number-columns-repeated="1018" table:default-cell-style-name="Default"/>
        <table:table-row table:style-name="ro1">
          <table:table-cell table:style-name="ce2" table:number-columns-repeated="3"/>
          <table:table-cell table:style-name="ce15"/>
          <table:table-cell table:style-name="ce2"/>
          <table:table-cell table:style-name="ce24" table:number-columns-repeated="253"/>
          <table:table-cell table:number-columns-repeated="766"/>
        </table:table-row>
        <table:table-row table:style-name="ro1">
          <table:table-cell table:style-name="ce2" table:number-columns-repeated="3"/>
          <table:table-cell table:style-name="ce15"/>
          <table:table-cell table:style-name="ce2"/>
          <table:table-cell table:style-name="ce24"/>
          <table:table-cell table:style-name="ce24">
            <draw:frame table:end-cell-address="'Modelo de Cronograma de Projeto'.R33" table:end-x="12.59mm" table:end-y="1.92mm" draw:z-index="0" draw:name="Chart 2" draw:style-name="gr1" draw:text-style-name="P1" svg:width="278.9mm" svg:height="168.09mm" svg:x="1.47mm" svg:y="-0.01mm">
              <loext:p draw:notify-on-update-of-ranges="'Modelo de Cronograma de Projeto'.B5:'Modelo de Cronograma de Projeto'.B31 'Modelo de Cronograma de Projeto'.C4:'Modelo de Cronograma de Projeto'.C4 'Modelo de Cronograma de Projeto'.C5:'Modelo de Cronograma de Projeto'.C31 'Modelo de Cronograma de Projeto'.E4:'Modelo de Cronograma de Projeto'.E4 'Modelo de Cronograma de Projeto'.E5:'Modelo de Cronograma de Projeto'.E3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4" table:number-columns-repeated="251"/>
          <table:table-cell table:number-columns-repeated="766"/>
        </table:table-row>
        <table:table-row table:style-name="ro3">
          <table:table-cell table:style-name="ce2" table:number-columns-repeated="3"/>
          <table:table-cell table:style-name="ce15"/>
          <table:table-cell table:style-name="ce2"/>
          <table:table-cell table:style-name="ce24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me da Tarefa</text:p>
          </table:table-cell>
          <table:table-cell table:style-name="ce3" office:value-type="string" calcext:value-type="string">
            <text:p>Início</text:p>
          </table:table-cell>
          <table:table-cell table:style-name="ce3" office:value-type="string" calcext:value-type="string">
            <text:p>Término</text:p>
          </table:table-cell>
          <table:table-cell table:style-name="ce3" office:value-type="string" calcext:value-type="string">
            <text:p>Duração (dias)</text:p>
          </table:table-cell>
          <table:table-cell table:style-name="ce3" office:value-type="string" calcext:value-type="string">
            <text:p>Dias usados</text:p>
          </table:table-cell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Gerar fingerprints</text:p>
          </table:table-cell>
          <table:table-cell table:style-name="ce12" office:value-type="date" office:date-value="2018-02-14" calcext:value-type="date">
            <text:p>14/02/18</text:p>
          </table:table-cell>
          <table:table-cell table:style-name="ce14" office:value-type="date" office:date-value="2018-02-14" calcext:value-type="date">
            <text:p>14/02/18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formula="of:=[.C5]-[.D5]+1" office:value-type="float" office:value="1" calcext:value-type="float">
            <text:p>1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Clusterizar ligantes</text:p>
          </table:table-cell>
          <table:table-cell table:style-name="ce12" table:formula="of:=[.D5]+1" office:value-type="date" office:date-value="2018-02-15" calcext:value-type="date">
            <text:p>15/02/18</text:p>
          </table:table-cell>
          <table:table-cell table:style-name="ce14" office:value-type="date" office:date-value="2018-02-15" calcext:value-type="date">
            <text:p>15/02/18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C6]-[.D6]+1" office:value-type="float" office:value="1" calcext:value-type="float">
            <text:p>1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Obter grupos de átomos a partir de resíduos/ligantes</text:p>
          </table:table-cell>
          <table:table-cell table:style-name="ce12" office:value-type="date" office:date-value="2018-02-17" calcext:value-type="date">
            <text:p>17/02/18</text:p>
          </table:table-cell>
          <table:table-cell table:style-name="ce14" office:value-type="date" office:date-value="2018-02-20" calcext:value-type="date">
            <text:p>20/02/18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[.D7]-[.C7]+1" office:value-type="float" office:value="4" calcext:value-type="float">
            <text:p>4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6"/>
          <table:table-cell table:style-name="ce11" office:value-type="string" calcext:value-type="string">
            <text:p>Calcular interações envolvendo vários tipos de moléculas</text:p>
          </table:table-cell>
          <table:table-cell table:style-name="ce13" table:formula="of:=[.D7]+1" office:value-type="date" office:date-value="2018-02-21" calcext:value-type="date">
            <text:p>21/02/18</text:p>
          </table:table-cell>
          <table:table-cell table:style-name="ce14" table:formula="of:=[.C8]+MAX([.E8];1)-1" office:value-type="date" office:date-value="2018-02-21" calcext:value-type="date">
            <text:p>21/02/1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Calcular interação iônica</text:p>
          </table:table-cell>
          <table:table-cell table:style-name="ce12" table:formula="of:=[.D8]+1" office:value-type="date" office:date-value="2018-02-22" calcext:value-type="date">
            <text:p>22/02/18</text:p>
          </table:table-cell>
          <table:table-cell table:style-name="ce14" table:formula="of:=[.C9]+MAX([.E9];1)-1" office:value-type="date" office:date-value="2018-02-22" calcext:value-type="date">
            <text:p>22/02/18</text:p>
          </table:table-cell>
          <table:table-cell table:style-name="ce20" office:value-type="float" office:value="0.5" calcext:value-type="float">
            <text:p>0,5</text:p>
          </table:table-cell>
          <table:table-cell table:style-name="ce25" table:formula="of:=[.D9]-[.C9]+1" office:value-type="float" office:value="1" calcext:value-type="float">
            <text:p>1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Calcular interação hidrofóbica</text:p>
          </table:table-cell>
          <table:table-cell table:style-name="ce12" office:value-type="date" office:date-value="2018-02-20" calcext:value-type="date">
            <text:p>20/02/18</text:p>
          </table:table-cell>
          <table:table-cell table:style-name="ce14" table:formula="of:=[.C10]+MAX([.E10];1)-1" office:value-type="date" office:date-value="2018-02-20" calcext:value-type="date">
            <text:p>20/02/18</text:p>
          </table:table-cell>
          <table:table-cell table:style-name="ce20" office:value-type="float" office:value="0.5" calcext:value-type="float">
            <text:p>0,5</text:p>
          </table:table-cell>
          <table:table-cell table:style-name="ce25" table:formula="of:=[.D10]-[.C10]+1" office:value-type="float" office:value="1" calcext:value-type="float">
            <text:p>1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6"/>
          <table:table-cell table:style-name="ce11" office:value-type="string" calcext:value-type="string">
            <text:p>Calcular interação covalente</text:p>
          </table:table-cell>
          <table:table-cell table:style-name="ce13" office:value-type="date" office:date-value="2018-02-20" calcext:value-type="date">
            <text:p>20/02/18</text:p>
          </table:table-cell>
          <table:table-cell table:style-name="ce14" table:formula="of:=[.C11]+MAX([.E11];1)-1" office:value-type="date" office:date-value="2018-02-20" calcext:value-type="date">
            <text:p>20/02/18</text:p>
          </table:table-cell>
          <table:table-cell table:style-name="ce21" office:value-type="float" office:value="0.5" calcext:value-type="float">
            <text:p>0,5</text:p>
          </table:table-cell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Calcular ponte de hidrogênio</text:p>
          </table:table-cell>
          <table:table-cell table:style-name="ce12" table:formula="of:=[.D11]+1" office:value-type="date" office:date-value="2018-02-21" calcext:value-type="date">
            <text:p>21/02/18</text:p>
          </table:table-cell>
          <table:table-cell table:style-name="ce14" table:formula="of:=[.C12]+MAX([.E12];1)-1" office:value-type="date" office:date-value="2018-02-22" calcext:value-type="date">
            <text:p>22/02/18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[.D12]-[.C12]+1" office:value-type="float" office:value="2" calcext:value-type="float">
            <text:p>2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Calcular ponte de halogênio</text:p>
          </table:table-cell>
          <table:table-cell table:style-name="ce14" office:value-type="date" office:date-value="2018-02-21" calcext:value-type="date">
            <text:p>21/02/18</text:p>
          </table:table-cell>
          <table:table-cell table:style-name="ce14" office:value-type="date" office:date-value="2018-03-02" calcext:value-type="date">
            <text:p>02/03/18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D13]-[.C13]+1" office:value-type="float" office:value="10" calcext:value-type="float">
            <text:p>10</text:p>
          </table:table-cell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7" office:value-type="string" calcext:value-type="string">
            <text:p>Calcular pi-cátion</text:p>
          </table:table-cell>
          <table:table-cell table:number-columns-repeated="2" table:style-name="ce14" office:value-type="date" office:date-value="2018-02-26" calcext:value-type="date">
            <text:p>26/02/18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[.D14]-[.C14]+1" office:value-type="float" office:value="1" calcext:value-type="float">
            <text:p>1</text:p>
          </table:table-cell>
          <table:table-cell table:style-name="ce27" table:number-columns-repeated="252"/>
          <table:table-cell table:style-name="ce30" table:number-columns-repeated="766"/>
        </table:table-row>
        <table:table-row table:style-name="ro1">
          <table:table-cell table:style-name="ce6"/>
          <table:table-cell table:style-name="ce11" office:value-type="string" calcext:value-type="string">
            <text:p>Calcular interação metálica</text:p>
          </table:table-cell>
          <table:table-cell table:style-name="ce13" table:formula="of:=[.D14]+1" office:value-type="date" office:date-value="2018-02-27" calcext:value-type="date">
            <text:p>27/02/18</text:p>
          </table:table-cell>
          <table:table-cell table:style-name="ce14" table:formula="of:=[.C15]+MAX([.E15];1)-1" office:value-type="date" office:date-value="2018-02-27" calcext:value-type="date">
            <text:p>27/02/1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/>
          <table:table-cell table:style-name="ce11" office:value-type="string" calcext:value-type="string">
            <text:p>Calcular clash</text:p>
          </table:table-cell>
          <table:table-cell table:style-name="ce13" table:formula="of:=[.D15]+1" office:value-type="date" office:date-value="2018-02-28" calcext:value-type="date">
            <text:p>28/02/18</text:p>
          </table:table-cell>
          <table:table-cell table:style-name="ce14" table:formula="of:=[.C16]+MAX([.E16];1)-1" office:value-type="date" office:date-value="2018-03-01" calcext:value-type="date">
            <text:p>01/03/18</text:p>
          </table:table-cell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/>
          <table:table-cell table:style-name="ce11" office:value-type="string" calcext:value-type="string">
            <text:p>Faltam todas tarefas com acesso ao banco</text:p>
          </table:table-cell>
          <table:table-cell table:style-name="ce13" table:formula="of:=[.D16]+1" office:value-type="date" office:date-value="2018-03-02" calcext:value-type="date">
            <text:p>02/03/18</text:p>
          </table:table-cell>
          <table:table-cell table:style-name="ce14" table:formula="of:=[.C17]+MAX([.E17];1)-1" office:value-type="date" office:date-value="2018-03-06" calcext:value-type="date">
            <text:p>06/03/18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Verificar o que é melhor, Obabel ou RDKit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Gerar imagem dos ligantes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Converter uma molécula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Gerar arquivos com as cadeias a serem alinhadas com o TMAlign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Salvar alinhamento gerado com o TMAlign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Parsear estruturas após aplicar o alinhamento com o TM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Verificar se PDB existe e se está atualizado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Criar fluxo para processamento das etapas anteriores</text:p>
          </table:table-cell>
          <table:table-cell table:style-name="ce13"/>
          <table:table-cell table:style-name="ce14"/>
          <table:table-cell table:style-name="ce23"/>
          <table:table-cell table:style-name="ce21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Download de PDBs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Validar se nAPOLI entries estão corretas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Validar a existência de uma molécula</text:p>
          </table:table-cell>
          <table:table-cell table:style-name="ce13"/>
          <table:table-cell table:style-name="ce14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Calcular empilhamento aromático</text:p>
          </table:table-cell>
          <table:table-cell table:style-name="ce13"/>
          <table:table-cell table:style-name="ce16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Calcular contatos entre resíduos (KDTree)</text:p>
          </table:table-cell>
          <table:table-cell table:style-name="ce13"/>
          <table:table-cell table:style-name="ce16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6" office:value-type="string" calcext:value-type="string">
            <text:p>ok</text:p>
          </table:table-cell>
          <table:table-cell table:style-name="ce11" office:value-type="string" calcext:value-type="string">
            <text:p>Alinhar estruturas com TMAlign</text:p>
          </table:table-cell>
          <table:table-cell table:style-name="ce13"/>
          <table:table-cell table:style-name="ce16"/>
          <table:table-cell table:style-name="ce21" table:number-columns-repeated="2"/>
          <table:table-cell table:style-name="ce24" table:number-columns-repeated="252"/>
          <table:table-cell table:number-columns-repeated="766"/>
        </table:table-row>
        <table:table-row table:style-name="ro1">
          <table:table-cell table:style-name="ce8"/>
          <table:table-cell table:style-name="ce2"/>
          <table:table-cell table:style-name="ce8"/>
          <table:table-cell table:style-name="ce17"/>
          <table:table-cell table:style-name="ce8"/>
          <table:table-cell table:style-name="ce24" table:number-columns-repeated="253"/>
          <table:table-cell table:number-columns-repeated="766"/>
        </table:table-row>
        <table:table-row table:style-name="ro1" table:number-rows-repeated="3">
          <table:table-cell table:style-name="ce8" table:number-columns-repeated="3"/>
          <table:table-cell table:style-name="ce17"/>
          <table:table-cell table:style-name="ce8"/>
          <table:table-cell table:style-name="ce24" table:number-columns-repeated="253"/>
          <table:table-cell table:number-columns-repeated="766"/>
        </table:table-row>
        <table:table-row table:style-name="ro4">
          <table:table-cell table:style-name="ce9"/>
          <table:table-cell table:style-name="ce8"/>
          <table:table-cell table:style-name="ce9"/>
          <table:table-cell table:style-name="ce18"/>
          <table:table-cell table:style-name="ce9"/>
          <table:table-cell table:style-name="ce26"/>
          <table:table-cell table:style-name="ce28" table:number-columns-repeated="2"/>
          <table:table-cell table:style-name="ce29" table:number-columns-repeated="4"/>
          <table:table-cell table:style-name="ce28" table:number-columns-repeated="3"/>
          <table:table-cell table:style-name="ce24" table:number-columns-repeated="243"/>
          <table:table-cell table:number-columns-repeated="766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15"/>
          <table:table-cell table:style-name="ce2"/>
          <table:table-cell table:style-name="ce24" table:number-columns-repeated="253"/>
          <table:table-cell table:number-columns-repeated="766"/>
        </table:table-row>
        <table:table-row table:style-name="ro1" table:number-rows-repeated="423">
          <table:table-cell table:style-name="ce2" table:number-columns-repeated="3"/>
          <table:table-cell table:style-name="ce15"/>
          <table:table-cell table:style-name="ce2"/>
          <table:table-cell table:style-name="ce24" table:number-columns-repeated="253"/>
          <table:table-cell table:number-columns-repeated="766"/>
        </table:table-row>
        <table:table-row table:style-name="ro1" table:number-rows-repeated="690">
          <table:table-cell table:style-name="ce2" table:number-columns-repeated="3"/>
          <table:table-cell table:style-name="ce15"/>
          <table:table-cell table:style-name="ce2"/>
          <table:table-cell table:style-name="ce24" table:number-columns-repeated="277"/>
          <table:table-cell table:number-columns-repeated="74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7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viso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22" office:value-type="string" calcext:value-type="string">
            <text:p>Quaisquer artigos, modelos ou informação fornecidos pela Smartsheet, no site, são para referência apenas. Enquanto, por nossa parte, procuramos manter as informações atualizadas e corretas, nós não fornecemos representações ou garantias de maneira alguma, expressas ou implícitas, sobre a completude, precisão, confiabilidade, adequação ou disponibilidade no que diz respeito ao website ou informação, artigos, modelos ou gráficos relacionados contidos no website. Toda e qualquer confiança colocada sob<text:span text:style-name="T1">re</text:span><text:span text:style-name="T2"> a informação é, portanto, estritamente de seu próprio risco.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elo de Cronograma de Projeto'.A5:'Modelo de Cronograma de Projeto'.E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2.7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7:40:12.731845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iso" style:display-name="PageStyle_Avi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Cronograma_20_de_20_Projeto" style:display-name="PageStyle_Modelo de Cronograma de Projeto" style:page-layout-name="Mpm4">
      <style:header>
        <text:p><text:span text:style-name="MT1">Gantt Chart_x000D_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5-02-24T20:54:23</meta:creation-date>
    <dc:date>2018-03-02T17:42:23.430156322</dc:date>
    <meta:generator>LibreOffice/5.1.6.2$Linux_X86_64 LibreOffice_project/10m0$Build-2</meta:generator>
    <meta:editing-duration>PT18H29M21S</meta:editing-duration>
    <meta:editing-cycles>19</meta:editing-cycles>
    <meta:document-statistic meta:table-count="2" meta:cell-count="103" meta:object-count="1"/>
    <meta:user-defined meta:name="AppVersion">14.0300</meta:user-defined>
    <meta:user-defined meta:name="Company">Smartshe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43130" chart:interval-major="1" chart:interval-minor-divisor="1" chart:overlap="10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2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7.897cm" svg:height="16.834cm" xlink:href=".." xlink:type="simple" chart:class="chart:bar" chart:style-name="ch1">
        <chart:title svg:x="9.599cm" svg:y="0.169cm" chart:style-name="ch2">
          <text:p>Modelo de cronograma para Excel</text:p>
        </chart:title>
        <chart:plot-area chart:style-name="ch3" table:cell-range-address="'Modelo de Cronograma de Projeto'.B5:'Modelo de Cronograma de Projeto'.C31 'Modelo de Cronograma de Projeto'.B4:'Modelo de Cronograma de Projeto'.C4 'Modelo de Cronograma de Projeto'.E4:'Modelo de Cronograma de Projeto'.E31" chart:data-source-has-labels="both" svg:x="0.557cm" svg:y="1.825cm" svg:width="26.783cm" svg:height="14.673cm">
          <chartooo:coordinate-region svg:x="9.645cm" svg:y="3.295cm" svg:width="17.077cm" svg:height="13.203cm"/>
          <chart:axis chart:dimension="x" chart:name="primary-x" chart:style-name="ch4" chartooo:axis-type="auto">
            <chartooo:date-scale/>
            <chart:categories table:cell-range-address="'Modelo de Cronograma de Projeto'.B5:'Modelo de Cronograma de Projeto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o de Cronograma de Projeto'.C5:'Modelo de Cronograma de Projeto'.C31" chart:label-cell-address="'Modelo de Cronograma de Projeto'.C4:'Modelo de Cronograma de Projeto'.C4" chart:class="chart:bar">
            <chart:data-point chart:repeated="27"/>
          </chart:series>
          <chart:series chart:style-name="ch8" chart:values-cell-range-address="'Modelo de Cronograma de Projeto'.E5:'Modelo de Cronograma de Projeto'.E31" chart:label-cell-address="'Modelo de Cronograma de Projeto'.E4:'Modelo de Cronograma de Projeto'.E4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ício</text:p>
                <draw:g>
                  <svg:desc>'Modelo de Cronograma de Projeto'.C4:'Modelo de Cronograma de Projeto'.C4</svg:desc>
                </draw:g>
              </table:table-cell>
              <table:table-cell office:value-type="string">
                <text:p>Duração (dias)</text:p>
                <draw:g>
                  <svg:desc>'Modelo de Cronograma de Projeto'.E4:'Modelo de Cronograma de Projeto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rar fingerprints</text:p>
                <draw:g>
                  <svg:desc>'Modelo de Cronograma de Projeto'.B5:'Modelo de Cronograma de Projeto'.B31</svg:desc>
                </draw:g>
              </table:table-cell>
              <table:table-cell office:value-type="float" office:value="43145">
                <text:p>43145</text:p>
                <draw:g>
                  <svg:desc>'Modelo de Cronograma de Projeto'.C5:'Modelo de Cronograma de Projeto'.C31</svg:desc>
                </draw:g>
              </table:table-cell>
              <table:table-cell office:value-type="float" office:value="3">
                <text:p>3</text:p>
                <draw:g>
                  <svg:desc>'Modelo de Cronograma de Projeto'.E5:'Modelo de Cronograma de Projeto'.E31</svg:desc>
                </draw:g>
              </table:table-cell>
            </table:table-row>
            <table:table-row>
              <table:table-cell office:value-type="string">
                <text:p>Clusterizar ligantes</text:p>
              </table:table-cell>
              <table:table-cell office:value-type="float" office:value="43146">
                <text:p>43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bter grupos de átomos a partir de resíduos/ligantes</text:p>
              </table:table-cell>
              <table:table-cell office:value-type="float" office:value="43148">
                <text:p>43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ões envolvendo vários tipos de moléculas</text:p>
              </table:table-cell>
              <table:table-cell office:value-type="float" office:value="43152">
                <text:p>43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interação iônica</text:p>
              </table:table-cell>
              <table:table-cell office:value-type="float" office:value="43153">
                <text:p>43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hidrofóbica</text:p>
              </table:table-cell>
              <table:table-cell office:value-type="float" office:value="43151">
                <text:p>43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covalente</text:p>
              </table:table-cell>
              <table:table-cell office:value-type="float" office:value="43151">
                <text:p>43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ponte de hidrogênio</text:p>
              </table:table-cell>
              <table:table-cell office:value-type="float" office:value="43152">
                <text:p>4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onte de halogênio</text:p>
              </table:table-cell>
              <table:table-cell office:value-type="float" office:value="43152">
                <text:p>4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i-cátion</text:p>
              </table:table-cell>
              <table:table-cell office:value-type="float" office:value="43157">
                <text:p>43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ão metálica</text:p>
              </table:table-cell>
              <table:table-cell office:value-type="float" office:value="43158">
                <text:p>4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clash</text:p>
              </table:table-cell>
              <table:table-cell office:value-type="float" office:value="43159">
                <text:p>43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ltam todas tarefas com acesso ao banco</text:p>
              </table:table-cell>
              <table:table-cell office:value-type="float" office:value="43161">
                <text:p>43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ificar o que é melhor, Obabel ou RDKi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ar imagem dos ligan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verter uma molécu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ar arquivos com as cadeias a serem alinhadas com o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lvar alinhamento gerado com o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sear estruturas após aplicar o alinhamento com o T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r se PDB existe e se está atualiza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iar fluxo para processamento das etapas anterio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wnload de PDB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idar se nAPOLI entries estão correta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idar a existência de uma molécu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empilhamento aromáti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contatos entre resíduos (KDTree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nhar estruturas com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</office:styles>
</office:document-styles>
</file>